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139in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P1" style:family="paragraph" style:parent-style-name="Footer">
      <style:text-properties fo:font-style="normal" style:font-style-asian="normal" style:font-style-complex="normal"/>
    </style:style>
    <style:style style:name="P2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Text_20_body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5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9" style:family="paragraph" style:parent-style-name="Text_20_body" style:list-style-name="L4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 style:list-style-name="L5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1" style:family="paragraph" style:parent-style-name="Standard" style:list-style-name="L2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2" style:family="paragraph" style:parent-style-name="Heading_20_1">
      <style:paragraph-properties fo:text-align="center" style:justify-single-word="false"/>
    </style:style>
    <style:style style:name="T1" style:family="text">
      <style:text-properties fo:background-color="#ffff0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Add an Album to the Library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4">Use Case ID:</text:p>
          </table:table-cell>
          <table:table-cell table:style-name="Table12.B1" table:number-columns-spanned="3" office:value-type="string">
            <text:p text:style-name="P5">AM00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">Use Case Name:</text:p>
          </table:table-cell>
          <table:table-cell table:style-name="Table12.B2" table:number-columns-spanned="3" office:value-type="string">
            <text:p text:style-name="P3">Add an Album to the Library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">Created By:</text:p>
          </table:table-cell>
          <table:table-cell table:style-name="Table12.B3" office:value-type="string">
            <text:p text:style-name="P5">Julian Nguyen</text:p>
          </table:table-cell>
          <table:table-cell table:style-name="Table12.B3" office:value-type="string">
            <text:p text:style-name="P4">Last Updated By:</text:p>
          </table:table-cell>
          <table:table-cell table:style-name="Table12.B2" office:value-type="string">
            <text:p text:style-name="P5">Alejandro Sosa</text:p>
          </table:table-cell>
        </table:table-row>
        <table:table-row table:style-name="Table12.1">
          <table:table-cell table:style-name="Table12.A4" office:value-type="string">
            <text:p text:style-name="P4">Date Created:</text:p>
          </table:table-cell>
          <table:table-cell table:style-name="Table12.B4" office:value-type="string">
            <text:p text:style-name="P5">4/6/2013</text:p>
          </table:table-cell>
          <table:table-cell table:style-name="Table12.B4" office:value-type="string">
            <text:p text:style-name="P4">Date Last Updated:</text:p>
          </table:table-cell>
          <table:table-cell table:style-name="Table12.D4" office:value-type="string">
            <text:p text:style-name="P5">4/6/2013</text:p>
          </table:table-cell>
        </table:table-row>
      </table:table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4">Actors:</text:p>
          </table:table-cell>
          <table:table-cell table:style-name="Table13.B1" office:value-type="string">
            <text:p text:style-name="P5">End-user</text:p>
          </table:table-cell>
        </table:table-row>
        <table:table-row table:style-name="Table13.1">
          <table:table-cell table:style-name="Table13.A2" office:value-type="string">
            <text:p text:style-name="P4">Description:</text:p>
          </table:table-cell>
          <table:table-cell table:style-name="Table13.B2" office:value-type="string">
            <text:p text:style-name="P2">The End-user will add new Album to the PhotoBomber Library.</text:p>
            <text:p text:style-name="P2">The new Album will have a name given by the Actor.</text:p>
          </table:table-cell>
        </table:table-row>
        <table:table-row table:style-name="Table13.1">
          <table:table-cell table:style-name="Table13.A2" office:value-type="string">
            <text:p text:style-name="P4">Preconditions:</text:p>
          </table:table-cell>
          <table:table-cell table:style-name="Table13.B2" office:value-type="string">
            <text:list xml:id="list698610055644386522" text:style-name="L1">
              <text:list-item>
                <text:p text:style-name="P7">PhotoBomber is at the Library View.</text:p>
              </text:list-item>
              <text:list-item>
                <text:p text:style-name="P7">PhotoBomber has not encountered errors or warnings since program launch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Postconditions:</text:p>
          </table:table-cell>
          <table:table-cell table:style-name="Table13.B2" office:value-type="string">
            <text:list xml:id="list3566921215521625842" text:style-name="L2">
              <text:list-item>
                <text:p text:style-name="P11">A new Album is added to the PhotoBomber Library </text:p>
              </text:list-item>
              <text:list-item>
                <text:p text:style-name="P11">The new Album added has the Album Name specified by the Actor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Normal Flow:</text:p>
          </table:table-cell>
          <table:table-cell table:style-name="Table13.B2" office:value-type="string">
            <text:list xml:id="list6754403932995980089" text:style-name="L3">
              <text:list-item>
                <text:p text:style-name="P8">A1 or A2</text:p>
              </text:list-item>
              <text:list-item>
                <text:p text:style-name="P8">A dialog will dropdown from the titlebar and prompt the user to enter a name for a new album, and redirect keyboard input to the textbox.</text:p>
              </text:list-item>
              <text:list-item>
                <text:p text:style-name="P8">Actor types in a name and presses finish(E1, E2, E3)</text:p>
              </text:list-item>
              <text:list-item>
                <text:p text:style-name="P8">System closes the dialog and puts a new album icon in the main view with the user specified name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Alternative Flows:</text:p>
          </table:table-cell>
          <table:table-cell table:style-name="Table13.B2" office:value-type="string">
            <text:list xml:id="list2007374379841321362" text:style-name="L4">
              <text:list-item>
                <text:p text:style-name="P9">User clicks the add (+) button on the dock.</text:p>
              </text:list-item>
              <text:list-item>
                <text:p text:style-name="P9">&lt;&gt;&lt;&gt;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Exceptions:</text:p>
          </table:table-cell>
          <table:table-cell table:style-name="Table13.B2" office:value-type="string">
            <text:list xml:id="list3454423791856892992" text:style-name="L5">
              <text:list-item>
                <text:p text:style-name="P10">The Name entered by the user has invalid characters (as specified in <text:span text:style-name="T1">XX</text:span>) the system displays the message "Album names can only contain letters, numbers and spaces."</text:p>
              </text:list-item>
              <text:list-item>
                <text:p text:style-name="P10">The Name entered by the user is not unique (as specified in <text:span text:style-name="T1">XX</text:span>) the system displays the message "An album with this name already exists."</text:p>
              </text:list-item>
              <text:list-item>
                <text:p text:style-name="P10">The system cannot add the new album to the library, and displays the message "Photobomber failed to create the album."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Includes:</text:p>
          </table:table-cell>
          <table:table-cell table:style-name="Table13.B2" office:value-type="string">
            <text:p text:style-name="P5">None</text:p>
          </table:table-cell>
        </table:table-row>
        <table:table-row table:style-name="Table13.1">
          <table:table-cell table:style-name="Table13.A2" office:value-type="string">
            <text:p text:style-name="P4">Priority:</text:p>
          </table:table-cell>
          <table:table-cell table:style-name="Table13.B2" office:value-type="string">
            <text:p text:style-name="P5">High</text:p>
          </table:table-cell>
        </table:table-row>
        <table:table-row table:style-name="Table13.1">
          <table:table-cell table:style-name="Table13.A2" office:value-type="string">
            <text:p text:style-name="P4">Frequency of Use:</text:p>
          </table:table-cell>
          <table:table-cell table:style-name="Table13.B2" office:value-type="string">
            <text:p text:style-name="P5">Very Frequent</text:p>
          </table:table-cell>
        </table:table-row>
        <table:table-row table:style-name="Table13.1">
          <table:table-cell table:style-name="Table13.A2" office:value-type="string">
            <text:p text:style-name="P4">Special Requirements:</text:p>
          </table:table-cell>
          <table:table-cell table:style-name="Table13.B2" office:value-type="string">
            <text:p text:style-name="P5">None</text:p>
          </table:table-cell>
        </table:table-row>
        <table:table-row table:style-name="Table13.1">
          <table:table-cell table:style-name="Table13.A2" office:value-type="string">
            <text:p text:style-name="P4">Assumption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13" office:value-type="string">
            <text:p text:style-name="P4">Notes and Issues:</text:p>
          </table:table-cell>
          <table:table-cell table:style-name="Table13.B13" office:value-type="string">
            <text:p text:style-name="P5">None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tyle="normal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PhotoBomber Studios, LL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01:52:09</meta:creation-date>
    <dc:date>2013-04-06T13:02:46.74</dc:date>
    <meta:editing-duration>PT2H45M12S</meta:editing-duration>
    <meta:editing-cycles>19</meta:editing-cycles>
    <meta:generator>OpenOffice.org/3.4$Win32 OpenOffice.org_project/340m1$Build-9590</meta:generator>
    <meta:document-statistic meta:table-count="2" meta:image-count="0" meta:object-count="0" meta:page-count="1" meta:paragraph-count="49" meta:word-count="277" meta:character-count="1543"/>
  </office:meta>
</office:document-meta>
</file>